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Monaco" fo:font-size="12pt" style:font-name-asian="Monaco" style:font-size-asian="12pt" style:font-name-complex="Monaco" style:font-size-complex="12pt"/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Monaco" fo:font-size="12pt" style:font-name-asian="Monaco" style:font-size-asian="12pt" style:font-name-complex="Monaco" style:font-size-complex="12pt"/>
    </style:style>
    <style:style style:name="P3" style:family="paragraph" style:parent-style-name="Standard">
      <style:paragraph-properties style:text-autospace="none"/>
    </style:style>
    <style:style style:name="T1" style:family="text">
      <style:text-properties style:use-window-font-color="true" style:font-name="Monaco" fo:font-size="12pt" style:font-name-asian="Monaco" style:font-size-asian="12pt" style:font-name-complex="Monaco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\usepackage{amsmath} %maths</text:p>
      <text:p text:style-name="P2">\usepackage[utf8]{inputenc} %useful to type directly diacritic characters</text:p>
      <text:p text:style-name="P2">\usepackage{color}</text:p>
      <text:p text:style-name="P2">\definecolor{sm}{rgb}{.968,.961,.863} </text:p>
      <text:p text:style-name="P3"><text:span text:style-name="T1">\pagecolor{sm}</text:span></text:p>
      <text:p text:style-name="P3"><text:span text:style-name="T1"/></text:p>
      <text:p text:style-name="P1">$$s_r=\frac{1}{2\pi}\int^r_{-r}\int^{\infty}_{-\infty}f(t)e^{iu(x-t)}\,dt\,du=\frac{1}{2\pi}\int_{-\infty}^{\infty}\left (\int_{-r}^re^{iu(x-t)}\,du\right )f(t)\,dt$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6T00:22:22</meta:creation-date>
    <meta:document-statistic meta:table-count="0" meta:image-count="0" meta:object-count="0" meta:page-count="1" meta:paragraph-count="6" meta:word-count="15" meta:character-count="336"/>
    <dc:date>2009-04-06T00:22:54</dc:date>
    <meta:editing-duration>PT00H00M36S</meta:editing-duration>
    <meta:editing-cycles>1</meta:editing-cycles>
    <meta:generator>OpenOffice.org/3.0$Unix OpenOffice.org_project/300m15$Build-9379</meta:generator>
  </office:meta>
</office:document-meta>
</file>